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5583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3" table:number-columns-repeated="5" table:default-cell-style-name="ce1"/>
        <table:table-column table:style-name="co2" table:number-columns-repeated="7" table:default-cell-style-name="Default"/>
        <table:table-column table:style-name="co4" table:default-cell-style-name="ce1"/>
        <table:table-column table:style-name="co5" table:default-cell-style-name="ce1"/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default-cell-style-name="ce1"/>
        <table:table-column table:style-name="co2" table:number-columns-repeated="41" table:default-cell-style-name="Default"/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8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8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8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8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8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8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8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13"/>
          <table:table-cell office:value-type="string" calcext:value-type="string">
            <text:p>build-in (LCD blink)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/>
          <table:table-cell office:value-type="string" calcext:value-type="string">
            <text:p>CLK (V4 adapter)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 office:value-type="string" calcext:value-type="string">
            <text:p>CLK (V3 adapter)</text:p>
          </table:table-cell>
          <table:table-cell table:style-name="ce1" office:value-type="string" calcext:value-type="string">
            <text:p>CLK0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/M0-7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8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8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8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8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 (OLED blink)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3"/>
          <table:table-cell office:value-type="string" calcext:value-type="string">
            <text:p>build-in (Serial blink)</text:p>
          </table:table-cell>
          <table:table-cell table:number-columns-repeated="5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/>
          <table:table-cell office:value-type="string" calcext:value-type="string">
            <text:p>VCLK</text:p>
          </table:table-cell>
          <table:table-cell table:number-columns-repeated="2"/>
          <table:table-cell table:style-name="ce1" office:value-type="string" calcext:value-type="string">
            <text:p>CLK1</text:p>
          </table:table-cell>
          <table:table-cell table:number-columns-repeated="7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8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8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8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8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8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8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8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8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8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8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7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3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3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2"/>
        </table:table-row>
        <table:table-row table:style-name="ro3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10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8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8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8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8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8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8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3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51"/>
        </table:table-row>
        <table:table-row table:style-name="ro3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3" table:number-rows-repeated="1048499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0:36:00.4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2-04-01T10:40:34.898000000</dc:date>
    <meta:editing-cycles>23</meta:editing-cycles>
    <meta:editing-duration>PT2H34M23S</meta:editing-duration>
    <meta:generator>LibreOffice/7.3.0.3$Windows_X86_64 LibreOffice_project/0f246aa12d0eee4a0f7adcefbf7c878fc2238db3</meta:generator>
    <meta:document-statistic meta:table-count="3" meta:cell-count="734" meta:object-count="0"/>
  </office:meta>
</office:document-meta>
</file>